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942291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5.52979166666667cm"/>
    </style:style>
    <style:style style:name="co4" style:family="table-column">
      <style:table-column-properties fo:break-before="auto" style:column-width="3.38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2" table:number-columns-repeated="16380" table:default-cell-style-name="ce1"/>
        <table:table-row table:style-name="ro1">
          <table:table-cell office:value-type="string" table:number-columns-spanned="4" table:number-rows-spanned="1" table:style-name="ce3">
            <text:p>Dependency Info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Version</text:p>
          </table:table-cell>
          <table:table-cell office:value-type="string" table:style-name="ce5">
            <text:p>Notes</text:p>
          </table:table-cell>
          <table:table-cell office:value-type="string" table:style-name="ce4">
            <text:p>Sourc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acobi.Vst.Core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">
            <text:p>Jacobi.Vst.Framework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">
            <text:p>Jacobi.Vst.Interop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">
            <text:p>LBIndustrialCtrls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">
            <text:p>Moq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">
            <text:p>NCalc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2">
          <table:table-cell office:value-type="string" table:style-name="ce1">
            <text:p>Ninject</text:p>
          </table:table-cell>
          <table:table-cell office:value-type="string" table:style-name="ce1">
            <text:p>3.0.0.12</text:p>
          </table:table-cell>
          <table:table-cell office:value-type="string" table:style-name="ce2">
            <text:p>The version of ninject on the ninject homepage is not compatible with the client version of .net 4.0.</text:p>
          </table:table-cell>
          <table:table-cell office:value-type="string" table:style-name="ce1">
            <text:p>http://teamcity.codebetter.com/viewType.html?buildTypeId=bt243&amp;tab=buildTypeStatusDiv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edGraph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Sheet2" table:style-name="ta2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Rob</meta:initial-creator>
    <dc:creator>Rob</dc:creator>
    <meta:creation-date>2012-02-17T21:19:14Z</meta:creation-date>
    <dc:date>2012-02-17T21:26:18Z</dc:date>
  </office:meta>
</office:document-meta>
</file>